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6fef" officeooo:paragraph-rsid="000c6fef"/>
    </style:style>
    <style:style style:name="P2" style:family="paragraph" style:parent-style-name="Standard">
      <style:text-properties officeooo:rsid="000c6fef" officeooo:paragraph-rsid="000ca4ce"/>
    </style:style>
    <style:style style:name="P3" style:family="paragraph" style:parent-style-name="Standard">
      <style:text-properties officeooo:rsid="000c6fef" officeooo:paragraph-rsid="000cf6ab"/>
    </style:style>
    <style:style style:name="P4" style:family="paragraph" style:parent-style-name="Standard">
      <style:text-properties officeooo:rsid="000c6fef" officeooo:paragraph-rsid="001086aa"/>
    </style:style>
    <style:style style:name="P5" style:family="paragraph" style:parent-style-name="Standard">
      <style:text-properties officeooo:rsid="000c6fef" officeooo:paragraph-rsid="00141c9d"/>
    </style:style>
    <style:style style:name="P6" style:family="paragraph" style:parent-style-name="Standard">
      <style:text-properties officeooo:rsid="001086aa" officeooo:paragraph-rsid="001086aa"/>
    </style:style>
    <style:style style:name="P7" style:family="paragraph" style:parent-style-name="Standard">
      <style:text-properties officeooo:rsid="000cf6ab" officeooo:paragraph-rsid="000cf6ab"/>
    </style:style>
    <style:style style:name="P8" style:family="paragraph" style:parent-style-name="Standard">
      <style:text-properties officeooo:rsid="00141c9d" officeooo:paragraph-rsid="00141c9d"/>
    </style:style>
    <style:style style:name="P9" style:family="paragraph" style:parent-style-name="Standard">
      <style:text-properties officeooo:rsid="000c6fef" officeooo:paragraph-rsid="00141c9d"/>
    </style:style>
    <style:style style:name="P10" style:family="paragraph" style:parent-style-name="Standard">
      <style:text-properties officeooo:rsid="00150190" officeooo:paragraph-rsid="00150190"/>
    </style:style>
    <style:style style:name="T1" style:family="text">
      <style:text-properties officeooo:rsid="000ca4ce"/>
    </style:style>
    <style:style style:name="T2" style:family="text">
      <style:text-properties officeooo:rsid="000cf6ab"/>
    </style:style>
    <style:style style:name="T3" style:family="text">
      <style:text-properties officeooo:rsid="001086aa"/>
    </style:style>
    <style:style style:name="T4" style:family="text">
      <style:text-properties officeooo:rsid="00119f37"/>
    </style:style>
    <style:style style:name="T5" style:family="text">
      <style:text-properties officeooo:rsid="001370e1"/>
    </style:style>
    <style:style style:name="T6" style:family="text">
      <style:text-properties officeooo:rsid="00141c9d"/>
    </style:style>
    <style:style style:name="T7" style:family="text">
      <style:text-properties officeooo:rsid="00150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tab/>Warenkorb nicht in Datenbank.</text:p>
      <text:p text:style-name="P1">-<text:tab/>Bestellposition: Posid Bestellid Produktid Menge</text:p>
      <text:p text:style-name="P1"><text:tab/><text:tab/><text:tab/><text:tab/><text:tab/>1<text:tab/><text:tab/>1<text:tab/><text:tab/><text:tab/>1<text:tab/><text:tab/>2</text:p>
      <text:p text:style-name="P1"><text:tab/><text:tab/><text:tab/><text:tab/><text:tab/>2<text:tab/><text:tab/>1<text:tab/><text:tab/><text:tab/>3<text:tab/><text:tab/>4</text:p>
      <text:p text:style-name="P2"><text:tab/><text:tab/><text:tab/><text:tab/><text:tab/></text:p>
      <text:p text:style-name="P2">-<text:tab/><text:span text:style-name="T1">Datentypen: INTEGER, TEXT, REAL</text:span></text:p>
      <text:p text:style-name="P2">-<text:tab/><text:span text:style-name="T1">ORM: Dankenbankmodell und Programmsprache zusammenführen:</text:span></text:p>
      <text:p text:style-name="P3"><text:tab/></text:p>
      <text:p text:style-name="P7"><text:tab/>Produkt:</text:p>
      <text:p text:style-name="P2"><text:tab/><text:tab/><text:span text:style-name="T2">private int id;</text:span></text:p>
      <text:p text:style-name="P2"><text:tab/><text:tab/><text:span text:style-name="T2">private String name;</text:span></text:p>
      <text:p text:style-name="P2"><text:tab/><text:tab/><text:span text:style-name="T2">private Kategorie id;</text:span></text:p>
      <text:p text:style-name="P2"><text:tab/></text:p>
      <text:p text:style-name="P2"><text:tab/><text:span text:style-name="T2">Bestellung:</text:span></text:p>
      <text:p text:style-name="P2"><text:tab/><text:tab/><text:span text:style-name="T2">private int id;</text:span></text:p>
      <text:p text:style-name="P2"><text:tab/><text:tab/><text:span text:style-name="T2">private String name;</text:span></text:p>
      <text:p text:style-name="P2"><text:tab/><text:tab/><text:span text:style-name="T2">private &lt;BP&gt; pos;</text:span></text:p>
      <text:p text:style-name="P6"/>
      <text:p text:style-name="P6">-<text:tab/>Treiber einbinden</text:p>
      <text:p text:style-name="P4">-<text:tab/><text:span text:style-name="T3">Referenzieren von Objekten in Datei</text:span></text:p>
      <text:p text:style-name="P4">-<text:tab/><text:span text:style-name="T3">In Bib reinlegen und in Projekt einbinden</text:span></text:p>
      <text:p text:style-name="P4">-<text:tab/><text:span text:style-name="T3">nun Verbindung zum Server über Treiber herstellen</text:span></text:p>
      <text:p text:style-name="P4">-<text:tab/><text:span text:style-name="T3">SQLite, liegt datenbank auf Festplatte</text:span></text:p>
      <text:p text:style-name="P4"/>
      <text:p text:style-name="P4">-<text:tab/><text:span text:style-name="T3">Reihenfolge beim Auslesen der Datenbank beachten in Java mit getter </text:span></text:p>
      <text:p text:style-name="P4">-<text:tab/><text:span text:style-name="T3">Immer closen</text:span></text:p>
      <text:p text:style-name="P4">-<text:tab/><text:span text:style-name="T3">Methoden jetzt public, macht man aber eigentlich nicht, sondern flexibel machen</text:span></text:p>
      <text:p text:style-name="P4">-<text:tab/><text:span text:style-name="T3">Fehlerbehandlung machen</text:span></text:p>
      <text:p text:style-name="P4">-<text:tab/><text:span text:style-name="T4">Statments z.b. (… id=?“)</text:span></text:p>
      <text:p text:style-name="P4">-<text:tab/><text:span text:style-name="T4">id überprüfen mit if, falls nein → exception, falls ja, attribute setzen</text:span></text:p>
      <text:p text:style-name="P4"/>
      <text:p text:style-name="P4"/>
      <text:p text:style-name="P4">→<text:span text:style-name="T5"> Pattern</text:span></text:p>
      <text:p text:style-name="P4"/>
      <text:p text:style-name="P4">- <text:tab/><text:span text:style-name="T6">PVC,POIO</text:span></text:p>
      <text:p text:style-name="P4">-<text:tab/><text:span text:style-name="T6">trennen von Tabellen und Java-Object, in dem mann Datenbank in DAO speichern</text:span></text:p>
      <text:p text:style-name="P4">-<text:tab/><text:span text:style-name="T6">Über DAO schreibt man aus Java.Objekten in Datenbank oder von Datenbank in ein Java-Objekt</text:span></text:p>
      <text:p text:style-name="P5">-<text:tab/><text:span text:style-name="T6">muss nur DAO anpassen, Datenklasse bleibt unberührt.</text:span></text:p>
      <text:p text:style-name="P8">-<text:tab/>Jede Tabelle hat eine DAO und eine Java-Klasse</text:p>
      <text:p text:style-name="P5">-<text:tab/><text:span text:style-name="T6">Eine allgemeine Connectionklasse, damit DAO auf DB zugreifen kann</text:span></text:p>
      <text:p text:style-name="P5"/>
      <text:p text:style-name="P10">IM ILLIAS LIEGT EIN BEISP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52:02.989514154</meta:creation-date>
    <dc:date>2019-05-06T17:01:02.252982902</dc:date>
    <meta:editing-duration>PT37M5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92" meta:character-count="1220" meta:non-whitespace-character-count="1020"/>
  </office:meta>
</office:document-meta>
</file>